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25cm" fo:min-width="3cm"/>
      <style:paragraph-properties style:writing-mode="lr-tb"/>
    </style:style>
    <style:style style:name="gr31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3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40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41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2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3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4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7" style:family="paragraph">
      <style:text-properties style:font-name="Nimbus Sans" fo:font-size="16pt" style:font-name-asian="DejaVu Sans Mono1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gradient" draw:fill-gradient-name="Gradient_20_27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solid" draw:fill-color="#000000" draw:opacity="39%"/>
      <style:paragraph-properties fo:text-align="center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32pt"/>
    </style:style>
    <style:style style:name="P41" style:family="paragraph">
      <loext:graphic-properties draw:fill-color="#ffffff"/>
      <style:paragraph-properties style:writing-mode="lr-tb"/>
      <style:text-properties style:font-size-asian="20pt"/>
    </style:style>
    <style:style style:name="P42" style:family="paragraph"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972f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1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規格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CO</text:span><text:span text:style-name="T1">M 5: </text:span><text:span text:style-name="T1">Rec</text:span><text:span text:style-name="T1">eive</text:span><text:span text:style-name="T1">d </text:span><text:span text:style-name="T1">Prof</text:span><text:span text:style-name="T1">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CO</text:span><text:span text:style-name="T1">M 6 <text:s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CO</text:span><text:span text:style-name="T1">M 6 <text:s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messages as report file, </text:span><text:span text:style-name="T3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le </text:span><text:span text:style-name="T3">按鈕，設定 </text:span><text:span text:style-name="T3">Profile </text:span><text:span text:style-name="T3">內容，進入下一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3C:52:67:12:E3:46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Mac Auto Inc.</text:span></text:p>
              </table:table-cell>
              <table:table-cell>
                <text:p text:style-name="P27"><text:span text:style-name="T6">Y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</table:table-row>
            <table:table-row table:style-name="ro5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0" draw:layer="layout" svg:width="10.897cm" svg:height="1.17cm" svg:x="3.5cm" svg:y="3.33cm">
          <draw:text-box>
            <text:p text:style-name="P29"><text:span text:style-name="T7">De</text:span><text:span text:style-name="T7">v </text:span><text:span text:style-name="T7">B</text:span><text:span text:style-name="T7">：</text:span><text:span text:style-name="T8">CO</text:span><text:span text:style-name="T8">M6:</text:span><text:span text:style-name="T8">115</text:span><text:span text:style-name="T8">200,</text:span><text:span text:style-name="T8">N,8,</text:span><text:span text:style-name="T8">1</text:span></text:p>
          </draw:text-box>
        </draw:frame>
        <draw:frame draw:style-name="gr27" draw:text-style-name="P31" draw:layer="layout" svg:width="8cm" svg:height="1.17cm" svg:x="9cm" svg:y="1.538cm">
          <draw:text-box>
            <text:p text:style-name="P3"><text:span text:style-name="T9">Pro</text:span><text:span text:style-name="T9">file</text:span><text:span text:style-name="T9">：</text:span><text:span text:style-name="T9">De</text:span><text:span text:style-name="T9">v B</text:span></text:p>
          </draw:text-box>
        </draw:frame>
        <draw:custom-shape draw:style-name="gr28" draw:text-style-name="P32" draw:layer="layout" svg:width="2cm" svg:height="0.5cm" svg:x="15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6cm" svg:height="1cm" svg:x="12.5cm" svg:y="13cm">
          <text:p text:style-name="P11"><text:span text:style-name="T3">按下開始編輯</text:span></text:p>
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3" draw:layer="layout" svg:width="3.5cm" svg:height="1cm" svg:x="3.5cm" svg:y="13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custom-shape draw:style-name="gr29" draw:text-style-name="P33" draw:layer="layout" svg:width="3.5cm" svg:height="1cm" svg:x="3.5cm" svg:y="13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0" draw:layer="layout" svg:width="10.897cm" svg:height="1.17cm" svg:x="3.5cm" svg:y="3.33cm">
          <draw:text-box>
            <text:p text:style-name="P29"><text:span text:style-name="T7">De</text:span><text:span text:style-name="T7">v </text:span><text:span text:style-name="T7">B</text:span><text:span text:style-name="T7">：</text:span><text:span text:style-name="T8">CO</text:span><text:span text:style-name="T8">M6:</text:span><text:span text:style-name="T8">115</text:span><text:span text:style-name="T8">200,</text:span><text:span text:style-name="T8">N,8,</text:span><text:span text:style-name="T8">1</text:span></text:p>
          </draw:text-box>
        </draw:frame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3C:52:67:12:E3:46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Mac Auto Inc.</text:span></text:p>
              </table:table-cell>
              <table:table-cell>
                <text:p text:style-name="P27"><text:span text:style-name="T6">Y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</table:table-row>
            <table:table-row table:style-name="ro5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4" draw:text-style-name="P24" draw:layer="layout" svg:width="3.5cm" svg:height="1cm" svg:x="8cm" svg:y="13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4" draw:layer="layout" svg:width="3.5cm" svg:height="0.5cm" svg:x="15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31" draw:layer="layout" svg:width="8cm" svg:height="1.17cm" svg:x="9cm" svg:y="1.538cm">
          <draw:text-box>
            <text:p text:style-name="P3"><text:span text:style-name="T9">Pro</text:span><text:span text:style-name="T9">file</text:span><text:span text:style-name="T9">：</text:span><text:span text:style-name="T9">De</text:span><text:span text:style-name="T9">v B</text:span></text:p>
          </draw:text-box>
        </draw:frame>
        <draw:custom-shape draw:style-name="gr29" draw:text-style-name="P33" draw:layer="layout" svg:width="3.5cm" svg:height="1cm" svg:x="16cm" svg:y="9cm">
          <text:p text:style-name="P17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20.5cm" svg:y="9cm">
          <text:p text:style-name="P17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4cm" svg:height="1cm" svg:x="19.5cm" svg:y="13cm">
          <text:p text:style-name="P11"><text:span text:style-name="T3">接受修改</text:span></text:p>
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6" draw:layer="layout" svg:width="1.5cm" svg:height="1cm" svg:x="17.5cm" svg:y="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5cm" svg:height="1cm" svg:x="15.5cm" svg:y="13cm">
          <text:p text:style-name="P11"><text:span text:style-name="T3">放棄修改</text:span></text:p>
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14.055cm" svg:height="7.328cm" svg:x="11.989cm" svg:y="1.619cm">
          <table:table table:template-name="bw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5">
              <table:table-cell/>
              <table:table-cell>
                <text:p text:style-name="P37"><text:span text:style-name="T10">0</text:span></text:p>
              </table:table-cell>
              <table:table-cell>
                <text:p text:style-name="P37"><text:span text:style-name="T10">1</text:span></text:p>
              </table:table-cell>
              <table:table-cell>
                <text:p text:style-name="P37"><text:span text:style-name="T10">2</text:span></text:p>
              </table:table-cell>
              <table:table-cell>
                <text:p text:style-name="P37"><text:span text:style-name="T10">3</text:span></text:p>
              </table:table-cell>
              <table:table-cell>
                <text:p text:style-name="P37"><text:span text:style-name="T10">4</text:span></text:p>
              </table:table-cell>
              <table:table-cell>
                <text:p text:style-name="P37"><text:span text:style-name="T10">5</text:span></text:p>
              </table:table-cell>
              <table:table-cell>
                <text:p text:style-name="P37"><text:span text:style-name="T10">6</text:span></text:p>
              </table:table-cell>
              <table:table-cell>
                <text:p text:style-name="P37"><text:span text:style-name="T10">7</text:span></text:p>
              </table:table-cell>
            </table:table-row>
            <table:table-row table:style-name="ro5" table:default-cell-style-name="ce6">
              <table:table-cell>
                <text:p text:style-name="P38"><text:span text:style-name="T11">1</text:span></text:p>
              </table:table-cell>
              <table:table-cell>
                <text:p text:style-name="P38"><text:span text:style-name="T11">01</text:span></text:p>
              </table:table-cell>
              <table:table-cell>
                <text:p text:style-name="P38"><text:span text:style-name="T11">CA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23</text:span></text:p>
              </table:table-cell>
              <table:table-cell>
                <text:p text:style-name="P38"><text:span text:style-name="T11">BF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</table:table-row>
            <table:table-row table:style-name="ro7" table:default-cell-style-name="ce6">
              <table:table-cell>
                <text:p text:style-name="P38"><text:span text:style-name="T11">2</text:span></text:p>
              </table:table-cell>
              <table:table-cell>
                <text:p text:style-name="P38"><text:span text:style-name="T11">34</text:span></text:p>
              </table:table-cell>
              <table:table-cell>
                <text:p text:style-name="P38"><text:span text:style-name="T11">23</text:span></text:p>
              </table:table-cell>
              <table:table-cell>
                <text:p text:style-name="P38"><text:span text:style-name="T11">BF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66</text:span></text:p>
              </table:table-cell>
              <table:table-cell>
                <text:p text:style-name="P38"><text:span text:style-name="T11">DE</text:span></text:p>
              </table:table-cell>
            </table:table-row>
            <table:table-row table:style-name="ro8" table:default-cell-style-name="ce6">
              <table:table-cell>
                <text:p text:style-name="P38"><text:span text:style-name="T11">3</text:span></text:p>
              </table:table-cell>
              <table:table-cell>
                <text:p text:style-name="P38"><text:span text:style-name="T11">33</text:span></text:p>
              </table:table-cell>
              <table:table-cell>
                <text:p text:style-name="P38"><text:span text:style-name="T11">23</text:span></text:p>
              </table:table-cell>
              <table:table-cell table:style-name="ce7">
                <text:p text:style-name="P39"><text:span text:style-name="T12">A2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FC</text:span></text:p>
              </table:table-cell>
              <table:table-cell>
                <text:p text:style-name="P38"><text:span text:style-name="T11">A1</text:span></text:p>
              </table:table-cell>
            </table:table-row>
            <table:table-row table:style-name="ro9" table:default-cell-style-name="ce6">
              <table:table-cell>
                <text:p text:style-name="P38"><text:span text:style-name="T11">4</text:span></text:p>
              </table:table-cell>
              <table:table-cell>
                <text:p text:style-name="P38"><text:span text:style-name="T11">21</text:span></text:p>
              </table:table-cell>
              <table:table-cell>
                <text:p text:style-name="P38"><text:span text:style-name="T11">0B</text:span></text:p>
              </table:table-cell>
              <table:table-cell>
                <text:p text:style-name="P38"><text:span text:style-name="T11">7D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95</text:span></text:p>
              </table:table-cell>
              <table:table-cell>
                <text:p text:style-name="P38"><text:span text:style-name="T11">44</text:span></text:p>
              </table:table-cell>
              <table:table-cell>
                <text:p text:style-name="P38"><text:span text:style-name="T11">98</text:span></text:p>
              </table:table-cell>
            </table:table-row>
            <table:table-row table:style-name="ro9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35" draw:text-style-name="P12" draw:layer="layout" svg:width="2.5cm" svg:height="1cm" svg:x="13cm" svg:y="10cm">
          <text:p text:style-name="P11"><text:span text:style-name="T3">修改</text:span></text:p>
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40" draw:layer="layout" svg:width="25.199cm" svg:height="9.134cm" svg:x="1.4cm" svg:y="3.685cm" presentation:class="subtitle">
          <draw:text-box>
            <text:p><text:span text:style-name="T13">文</text:span><text:span text:style-name="T13">件</text:span><text:span text:style-name="T13">結</text:span><text:span text:style-name="T13">束</text:span></text:p>
            <text:p><text:span text:style-name="T13">以</text:span><text:span text:style-name="T13">下</text:span><text:span text:style-name="T13">是</text:span><text:span text:style-name="T13">v</text:span><text:span text:style-name="T13">0</text:span><text:span text:style-name="T13">1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7" draw:text-style-name="P44" draw:layer="layout" svg:width="4cm" svg:height="1.673cm" svg:x="3cm" svg:y="3.038cm">
          <draw:text-box>
            <text:p><text:span text:style-name="T9">De</text:span><text:span text:style-name="T9">vic</text:span><text:span text:style-name="T9">es </text:span><text:span text:style-name="T9">Dis</text:span><text:span text:style-name="T9">cov</text:span><text:span text:style-name="T9">ery</text:span></text:p>
          </draw:text-box>
        </draw:frame>
        <draw:custom-shape draw:style-name="gr38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</text:span><text:span text:style-name="T9">ssa</text:span><text:span text:style-name="T9">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Star</text:span><text:span text:style-name="T1">t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</text:span><text:span text:style-name="T9">gre</text:span><text:span text:style-name="T9">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</text:span><text:span text:style-name="T9">sult</text:span></text:p>
          </draw:text-box>
        </draw:frame>
        <draw:custom-shape draw:style-name="gr39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40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6" draw:layer="layout" svg:width="12cm" svg:height="1cm" svg:x="13cm" svg:y="1cm">
          <text:p text:style-name="P45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1" draw:text-style-name="P46" draw:layer="layout" svg:width="12cm" svg:height="1cm" svg:x="13.5cm" svg:y="13.5cm">
          <text:p text:style-name="P45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5" draw:text-style-name="P44" draw:layer="layout" svg:width="3.5cm" svg:height="1.173cm" svg:x="3cm" svg:y="5.5cm">
          <draw:text-box>
            <text:p><text:span text:style-name="T9">Tot</text:span><text:span text:style-name="T9">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><text:span text:style-name="T9">De</text:span><text:span text:style-name="T9">vic</text:span><text:span text:style-name="T9">e</text:span></text:p>
          </draw:text-box>
        </draw:frame>
        <draw:custom-shape draw:style-name="gr38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</text:span><text:span text:style-name="T9">ssa</text:span><text:span text:style-name="T9">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Star</text:span><text:span text:style-name="T1">t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</text:span><text:span text:style-name="T9">gre</text:span><text:span text:style-name="T9">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</text:span><text:span text:style-name="T9">sult</text:span></text:p>
          </draw:text-box>
        </draw:frame>
        <draw:custom-shape draw:style-name="gr39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40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6" draw:layer="layout" svg:width="12cm" svg:height="1cm" svg:x="13cm" svg:y="1cm">
          <text:p text:style-name="P45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1" draw:text-style-name="P46" draw:layer="layout" svg:width="12cm" svg:height="1cm" svg:x="13.5cm" svg:y="13.5cm">
          <text:p text:style-name="P45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5" draw:text-style-name="P44" draw:layer="layout" svg:width="3.5cm" svg:height="1.173cm" svg:x="3cm" svg:y="5.5cm">
          <draw:text-box>
            <text:p><text:span text:style-name="T9">Tot</text:span><text:span text:style-name="T9">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ff0000" draw:end-color="#ff8000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8:19:46.445537823</dc:date>
    <meta:editing-duration>PT5H41M46S</meta:editing-duration>
    <meta:editing-cycles>68</meta:editing-cycles>
    <meta:generator>LibreOffice/7.4.7.2$Linux_X86_64 LibreOffice_project/40$Build-2</meta:generator>
    <meta:document-statistic meta:object-count="148"/>
  </office:meta>
</office:document-meta>
</file>